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6E000002D580F396F5977185B7.png" manifest:media-type="image/png"/>
  <manifest:file-entry manifest:full-path="Pictures/10000000000007630000033BFF40FB891B67D88E.png" manifest:media-type="image/png"/>
  <manifest:file-entry manifest:full-path="Pictures/100000000000077F0000036F97A9BF0E01A95736.png" manifest:media-type="image/png"/>
  <manifest:file-entry manifest:full-path="Pictures/1000000000000770000002DD840A042F32C4BB69.png" manifest:media-type="image/png"/>
  <manifest:file-entry manifest:full-path="Pictures/100000000000076D000002E6165EAF60CE081483.png" manifest:media-type="image/png"/>
  <manifest:file-entry manifest:full-path="Pictures/100000000000076F000003735F6D28872F596680.png" manifest:media-type="image/png"/>
  <manifest:file-entry manifest:full-path="Pictures/10000000000007700000033B3F5980DE376CF5A7.png" manifest:media-type="image/png"/>
  <manifest:file-entry manifest:full-path="Pictures/10000000000003EB000003A333B51A982039BB20.png" manifest:media-type="image/png"/>
  <manifest:file-entry manifest:full-path="Pictures/100000000000076B000002CE2F6186BE0CCD6C72.png" manifest:media-type="image/png"/>
  <manifest:file-entry manifest:full-path="Pictures/100000000000076E000002DCF02929161250EBF4.png" manifest:media-type="image/png"/>
  <manifest:file-entry manifest:full-path="Pictures/100000000000075E000002D06E88184F2CEAA043.png" manifest:media-type="image/png"/>
  <manifest:file-entry manifest:full-path="Pictures/100000000000076800000276380AF1A746029B8F.png" manifest:media-type="image/png"/>
  <manifest:file-entry manifest:full-path="Pictures/100000000000075E0000027896C8C0131774994E.png" manifest:media-type="image/png"/>
  <manifest:file-entry manifest:full-path="Pictures/10000000000003EB0000039F48E4A87CCEB91E23.png" manifest:media-type="image/png"/>
  <manifest:file-entry manifest:full-path="Pictures/10000000000003E800000367BA6AE09E7C259025.png" manifest:media-type="image/png"/>
  <manifest:file-entry manifest:full-path="Pictures/10000000000003E70000039562708EB2B240B934.png" manifest:media-type="image/png"/>
  <manifest:file-entry manifest:full-path="Pictures/10000000000003E40000037184839BCA39E52A64.png" manifest:media-type="image/png"/>
  <manifest:file-entry manifest:full-path="Pictures/10000000000003E90000038A4084D342476AC24B.png" manifest:media-type="image/png"/>
  <manifest:file-entry manifest:full-path="Pictures/10000000000003E60000036C193FDE979B9FAB8C.png" manifest:media-type="image/png"/>
  <manifest:file-entry manifest:full-path="Pictures/10000000000003DF000000C392CA14BAF88C34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9e08" officeooo:paragraph-rsid="001c9e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CIA-AI MOCK EXAM</text:p>
      <text:p text:style-name="P1"/>
      <text:p text:style-name="P1"><draw:frame draw:style-name="fr1" draw:name="Figura1" text:anchor-type="paragraph" svg:width="17.739cm" svg:height="8.124cm" draw:z-index="0"><draw:image xlink:href="Pictures/100000000000077F0000036F97A9BF0E01A95736.png" xlink:type="simple" xlink:show="embed" xlink:actuate="onLoad" loext:mime-type="image/x-vclgraphic"/></draw:frame><draw:frame draw:style-name="fr2" draw:name="Figura2" text:anchor-type="paragraph" svg:x="-0.22cm" svg:y="8.225cm" svg:width="17cm" svg:height="6.544cm" draw:z-index="1"><draw:image xlink:href="Pictures/1000000000000770000002DD840A042F32C4BB69.png" xlink:type="simple" xlink:show="embed" xlink:actuate="onLoad" loext:mime-type="image/x-vclgraphic"/></draw:frame><draw:frame draw:style-name="fr2" draw:name="Figura3" text:anchor-type="paragraph" svg:x="-0.265cm" svg:y="14.993cm" svg:width="17cm" svg:height="6.428cm" draw:z-index="2"><draw:image xlink:href="Pictures/100000000000076B000002CE2F6186BE0CCD6C7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Figura4" text:anchor-type="paragraph" svg:width="17cm" svg:height="6.542cm" draw:z-index="3"><draw:image xlink:href="Pictures/100000000000076E000002DCF02929161250EBF4.png" xlink:type="simple" xlink:show="embed" xlink:actuate="onLoad" loext:mime-type="image/x-vclgraphic"/></draw:frame><text:soft-page-break/></text:p>
      <text:p text:style-name="P1"><draw:frame draw:style-name="fr3" draw:name="Figura5" text:anchor-type="paragraph" svg:width="17cm" svg:height="6.479cm" draw:z-index="4"><draw:image xlink:href="Pictures/100000000000076E000002D580F396F5977185B7.png" xlink:type="simple" xlink:show="embed" xlink:actuate="onLoad" loext:mime-type="image/x-vclgraphic"/></draw:frame><draw:frame draw:style-name="fr2" draw:name="Figura6" text:anchor-type="paragraph" svg:x="-0.065cm" svg:y="6.747cm" svg:width="17cm" svg:height="6.634cm" draw:z-index="5"><draw:image xlink:href="Pictures/100000000000076D000002E6165EAF60CE081483.png" xlink:type="simple" xlink:show="embed" xlink:actuate="onLoad" loext:mime-type="image/x-vclgraphic"/></draw:frame></text:p>
      <text:p text:style-name="P1"/>
      <text:p text:style-name="P1"/>
      <text:p text:style-name="P1"><draw:frame draw:style-name="fr2" draw:name="Figura7" text:anchor-type="paragraph" svg:x="0.288cm" svg:y="0.06cm" svg:width="17cm" svg:height="7.384cm" draw:z-index="6"><draw:image xlink:href="Pictures/10000000000007700000033B3F5980DE376CF5A7.png" xlink:type="simple" xlink:show="embed" xlink:actuate="onLoad" loext:mime-type="image/x-vclgraphic"/></draw:frame><text:soft-page-break/></text:p>
      <text:p text:style-name="P1"><draw:frame draw:style-name="fr3" draw:name="Figura8" text:anchor-type="paragraph" svg:width="17cm" svg:height="7.435cm" draw:z-index="7"><draw:image xlink:href="Pictures/10000000000007630000033BFF40FB891B67D88E.png" xlink:type="simple" xlink:show="embed" xlink:actuate="onLoad" loext:mime-type="image/x-vclgraphic"/></draw:frame><draw:frame draw:style-name="fr2" draw:name="Figura9" text:anchor-type="paragraph" svg:x="-0.109cm" svg:y="7.892cm" svg:width="17cm" svg:height="7.888cm" draw:z-index="8"><draw:image xlink:href="Pictures/100000000000076F000003735F6D28872F596680.png" xlink:type="simple" xlink:show="embed" xlink:actuate="onLoad" loext:mime-type="image/x-vclgraphic"/></draw:frame></text:p>
      <text:p text:style-name="P1"/>
      <text:p text:style-name="P1"/>
      <text:p text:style-name="P1"/>
      <text:p text:style-name="P1"><draw:frame draw:style-name="fr3" draw:name="Figura10" text:anchor-type="paragraph" svg:width="17cm" svg:height="6.489cm" draw:z-index="9"><draw:image xlink:href="Pictures/100000000000075E000002D06E88184F2CEAA043.png" xlink:type="simple" xlink:show="embed" xlink:actuate="onLoad" loext:mime-type="image/x-vclgraphic"/></draw:frame><draw:frame draw:style-name="fr2" draw:name="Figura11" text:anchor-type="paragraph" svg:x="-0.044cm" svg:y="6.948cm" svg:width="17cm" svg:height="5.648cm" draw:z-index="10"><draw:image xlink:href="Pictures/100000000000076800000276380AF1A746029B8F.png" xlink:type="simple" xlink:show="embed" xlink:actuate="onLoad" loext:mime-type="image/x-vclgraphic"/></draw:frame><draw:frame draw:style-name="fr2" draw:name="Figura12" text:anchor-type="paragraph" svg:x="-0.399cm" svg:y="12.834cm" svg:width="17cm" svg:height="5.696cm" draw:z-index="11"><draw:image xlink:href="Pictures/100000000000075E0000027896C8C0131774994E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igura13" text:anchor-type="paragraph" svg:width="17cm" svg:height="15.78cm" draw:z-index="12"><draw:image xlink:href="Pictures/10000000000003EB000003A333B51A982039BB20.png" xlink:type="simple" xlink:show="embed" xlink:actuate="onLoad" loext:mime-type="image/x-vclgraphic"/></draw:frame><text:soft-page-break/></text:p>
      <text:p text:style-name="P1"><draw:frame draw:style-name="fr4" draw:name="Figura14" text:anchor-type="paragraph" svg:width="17cm" svg:height="15.711cm" draw:z-index="13"><draw:image xlink:href="Pictures/10000000000003EB0000039F48E4A87CCEB91E23.png" xlink:type="simple" xlink:show="embed" xlink:actuate="onLoad" loext:mime-type="image/x-vclgraphic"/></draw:frame><text:soft-page-break/></text:p>
      <text:p text:style-name="P1"><draw:frame draw:style-name="fr4" draw:name="Figura15" text:anchor-type="paragraph" svg:width="17cm" svg:height="14.806cm" draw:z-index="14"><draw:image xlink:href="Pictures/10000000000003E800000367BA6AE09E7C259025.png" xlink:type="simple" xlink:show="embed" xlink:actuate="onLoad" loext:mime-type="image/x-vclgraphic"/></draw:frame><text:soft-page-break/></text:p>
      <text:p text:style-name="P1"><draw:frame draw:style-name="fr4" draw:name="Figura16" text:anchor-type="paragraph" svg:width="17cm" svg:height="15.603cm" draw:z-index="15"><draw:image xlink:href="Pictures/10000000000003E70000039562708EB2B240B934.png" xlink:type="simple" xlink:show="embed" xlink:actuate="onLoad" loext:mime-type="image/x-vclgraphic"/></draw:frame><text:soft-page-break/></text:p>
      <text:p text:style-name="P1"><draw:frame draw:style-name="fr4" draw:name="Figura17" text:anchor-type="paragraph" svg:width="17cm" svg:height="15.037cm" draw:z-index="16"><draw:image xlink:href="Pictures/10000000000003E40000037184839BCA39E52A64.png" xlink:type="simple" xlink:show="embed" xlink:actuate="onLoad" loext:mime-type="image/x-vclgraphic"/></draw:frame><text:soft-page-break/></text:p>
      <text:p text:style-name="P1"/>
      <text:p text:style-name="P1"><draw:frame draw:style-name="fr4" draw:name="Figura18" text:anchor-type="paragraph" svg:width="17cm" svg:height="15.386cm" draw:z-index="17"><draw:image xlink:href="Pictures/10000000000003E90000038A4084D342476AC24B.png" xlink:type="simple" xlink:show="embed" xlink:actuate="onLoad" loext:mime-type="image/x-vclgraphic"/></draw:frame><text:soft-page-break/></text:p>
      <text:p text:style-name="P1"><draw:frame draw:style-name="fr4" draw:name="Figura19" text:anchor-type="paragraph" svg:width="17cm" svg:height="14.921cm" draw:z-index="18"><draw:image xlink:href="Pictures/10000000000003E60000036C193FDE979B9FAB8C.png" xlink:type="simple" xlink:show="embed" xlink:actuate="onLoad" loext:mime-type="image/x-vclgraphic"/></draw:frame><text:soft-page-break/></text:p>
      <text:p text:style-name="P1"><draw:frame draw:style-name="fr3" draw:name="Figura20" text:anchor-type="paragraph" svg:width="17cm" svg:height="3.344cm" draw:z-index="19"><draw:image xlink:href="Pictures/10000000000003DF000000C392CA14BAF88C3481.png" xlink:type="simple" xlink:show="embed" xlink:actuate="onLoad" loext:mime-type="image/x-vclgraphic"/></draw:frame>49 questõ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08:33:40.980000000</meta:creation-date>
    <dc:date>2023-01-31T19:03:34.973000000</dc:date>
    <meta:editing-duration>PT2H49M41S</meta:editing-duration>
    <meta:editing-cycles>3</meta:editing-cycles>
    <meta:generator>LibreOffice/6.0.6.2$Windows_X86_64 LibreOffice_project/0c292870b25a325b5ed35f6b45599d2ea4458e77</meta:generator>
    <meta:document-statistic meta:table-count="0" meta:image-count="20" meta:object-count="0" meta:page-count="11" meta:paragraph-count="2" meta:word-count="5" meta:character-count="28" meta:non-whitespace-character-count="25"/>
  </office:meta>
</office:document-meta>
</file>